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f23f8" officeooo:paragraph-rsid="000f23f8"/>
    </style:style>
    <style:style style:name="T1" style:family="text">
      <style:text-properties officeooo:rsid="001110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Introduction</text:p>
      <text:p text:style-name="P1"><text:tab/>Jerry’s Adventure is a text based adventure game that follows the story of an average Jerry as he try’s to get to his home. As he is launched into another dimension he has to use his below average intelligence and above average confidence to make his way through the dimensions in order to find someone who can help <text:span text:style-name="T1">him find his way back</text:span>. <text:span text:style-name="T1">On his adventure he has to battle distractions, unknown creatures, and temporary disabilities to make it back alive. In this document we will be covering how our team is going to work together. We will have sections covering how we will stay organized, assign our roles, deal with the risks of working in a team, how we will effectively communicate as a team and we will also outline our design process using UML diagrams as well as how those diagrams use appropriate principles of O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e Riehl</meta:initial-creator>
    <meta:creation-date>2017-02-08T15:50:04.416461997</meta:creation-date>
    <meta:generator>LibreOffice/4.2.8.2$Linux_X86_64 LibreOffice_project/420$Build-2</meta:generator>
    <dc:date>2017-02-10T12:02:42.243200170</dc:date>
    <dc:creator>Jace Riehl</dc:creator>
    <meta:editing-duration>P0D</meta:editing-duration>
    <meta:editing-cycles>3</meta:editing-cycles>
    <meta:document-statistic meta:table-count="0" meta:image-count="0" meta:object-count="0" meta:page-count="1" meta:paragraph-count="2" meta:word-count="150" meta:character-count="841" meta:non-whitespace-character-count="692"/>
  </office:meta>
</office:document-meta>
</file>